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8pt" fo:font-style="normal" fo:font-weight="bold" style:font-size-asian="18pt" style:font-style-asian="normal" style:font-weight-asian="bold" style:font-size-complex="18pt" style:font-style-complex="normal" style:font-weight-complex="bold"/>
    </style:style>
    <style:style style:name="P2" style:family="paragraph" style:parent-style-name="Standard" style:list-style-name="L1"/>
    <style:style style:name="P3" style:family="paragraph" style:parent-style-name="Standard" style:list-style-name="L2"/>
    <style:style style:name="P4" style:family="paragraph" style:parent-style-name="Standard" style:list-style-name="L3"/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2">
      <text:list-level-style-number text:level="1" text:style-name="Numbering_20_Symbols" style:num-suffix="." style:num-format="1" text:start-value="3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Kelda, wrath of Ras al Ghul</text:p>
      <text:p text:style-name="P1"/>
      <text:p text:style-name="P1">Meeting Agenda</text:p>
      <text:p text:style-name="P1"/>
      <text:p text:style-name="P1"/>
      <text:p text:style-name="Standard"><text:s text:c="2"/><text:tab/>Date: 2015-05-20</text:p>
      <text:p text:style-name="Standard"/>
      <text:p text:style-name="Standard"><text:s text:c="2"/><text:tab/>Facilitator: Anders Bolin</text:p>
      <text:p text:style-name="Standard"/>
      <text:p text:style-name="Standard"><text:s text:c="2"/><text:tab/>Participants: Philip Tibom, Anders Bolin, Hossien Hussain</text:p>
      <text:p text:style-name="Standard"/>
      <text:list xml:id="list4388301380485463905" text:style-name="L1">
        <text:list-item>
          <text:p text:style-name="P2">Objectives (5 min). Resolve any issues preventing the team to continue.</text:p>
          <text:p text:style-name="P2"/>
        </text:list-item>
      </text:list>
      <text:p text:style-name="Standard"><text:tab/><text:tab/>Update and complete SDD, RAD. Discussion of issues on merging. </text:p>
      <text:p text:style-name="Standard"/>
      <text:p text:style-name="Standard"><text:tab/>2. Reports (15 min) from previous meeting</text:p>
      <text:p text:style-name="Standard"/>
      <text:p text:style-name="Standard"><text:tab/><text:tab/>Anders Bolin has created SDD, Philip Tibom, Anders Bolin, Hossian Hossien </text:p>
      <text:p text:style-name="Standard"><text:tab/><text:tab/>and has worked updating use cases.</text:p>
      <text:p text:style-name="Standard"/>
      <text:list xml:id="list6816991008261243427" text:style-name="L2">
        <text:list-item>
          <text:p text:style-name="P3">Discussion items (1 hours)</text:p>
        </text:list-item>
      </text:list>
      <text:p text:style-name="Standard"><text:tab/><text:tab/></text:p>
      <text:p text:style-name="Standard"><text:tab/><text:tab/>Worked on branches/merging</text:p>
      <text:p text:style-name="Standard"/>
      <text:p text:style-name="Standard"><text:tab/>4. Outcomes and assignments (5 min) </text:p>
      <text:p text:style-name="Standard"/>
      <text:p text:style-name="Standard"><text:tab/><text:tab/>Finished SDD, RAD and Use cases.</text:p>
      <text:p text:style-name="Standard"/>
      <text:p text:style-name="Standard"/>
      <text:p text:style-name="Standard"><text:tab/>5. Wrap up</text:p>
      <text:p text:style-name="Standard"><text:s text:c="2"/><text:tab/> <text:s text:c="5"/></text:p>
      <text:list xml:id="list521393472747557021" text:style-name="L3">
        <text:list-item>
          <text:list>
            <text:list-item>
              <text:list>
                <text:list-item>
                  <text:p text:style-name="P4">Next meeting after regular meeting with Adam.</text:p>
                  <text:p text:style-name="P4"/>
                </text:list-item>
              </text:list>
            </text:list-item>
          </text:list>
        </text:list-item>
      </text:list>
      <text:p text:style-name="Standard"><text:tab/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Mangal1" svg:font-family="Mangal"/>
    <style:font-face style:name="OpenSymbol" svg:font-family="OpenSymbol"/>
    <style:font-face style:name="Courier New" svg:font-family="'Courier New'" style:font-family-generic="modern" style:font-pitch="fixed"/>
    <style:font-face style:name="NSimSun" svg:font-family="NSimSun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sv" fo:country="S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sv" fo:country="SE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Courier New" fo:font-size="10pt" style:font-name-asian="NSimSun" style:font-size-asian="10pt" style:font-name-complex="Courier New" style:font-size-complex="10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Anders Bolin</meta:initial-creator>
    <meta:creation-date>2015-03-30T12:16:04.99</meta:creation-date>
    <dc:date>2015-05-20T12:20:07.68</dc:date>
    <dc:creator>Anders Bolin</dc:creator>
    <meta:editing-duration>PT10H17M33S</meta:editing-duration>
    <meta:editing-cycles>3</meta:editing-cycles>
    <meta:generator>OpenOffice/4.1.1$Win32 OpenOffice.org_project/411m6$Build-9775</meta:generator>
    <meta:document-statistic meta:table-count="0" meta:image-count="0" meta:object-count="0" meta:page-count="1" meta:paragraph-count="19" meta:word-count="97" meta:character-count="637"/>
  </office:meta>
</office:document-meta>
</file>